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6efb" officeooo:paragraph-rsid="000f6efb"/>
    </style:style>
    <style:style style:name="P2" style:family="paragraph" style:parent-style-name="Standard">
      <style:text-properties officeooo:rsid="000f6efb" officeooo:paragraph-rsid="00109a8f"/>
    </style:style>
    <style:style style:name="P3" style:family="paragraph" style:parent-style-name="Standard">
      <style:text-properties officeooo:rsid="00109a8f" officeooo:paragraph-rsid="00109a8f"/>
    </style:style>
    <style:style style:name="P4" style:family="paragraph" style:parent-style-name="Standard">
      <style:text-properties officeooo:paragraph-rsid="00109a8f"/>
    </style:style>
    <style:style style:name="P5" style:family="paragraph" style:parent-style-name="Standard">
      <style:text-properties officeooo:rsid="0012b1f8" officeooo:paragraph-rsid="0012b1f8"/>
    </style:style>
    <style:style style:name="P6" style:family="paragraph" style:parent-style-name="Standard">
      <style:text-properties officeooo:rsid="00183fa8" officeooo:paragraph-rsid="00183fa8"/>
    </style:style>
    <style:style style:name="P7" style:family="paragraph" style:parent-style-name="Text_20_body">
      <style:text-properties officeooo:rsid="00121faa" officeooo:paragraph-rsid="0012b1f8"/>
    </style:style>
    <style:style style:name="P8" style:family="paragraph" style:parent-style-name="Text_20_body">
      <style:text-properties officeooo:paragraph-rsid="0012b1f8"/>
    </style:style>
    <style:style style:name="P9" style:family="paragraph" style:parent-style-name="Text_20_body">
      <style:text-properties officeooo:rsid="0014de8c" officeooo:paragraph-rsid="0014de8c"/>
    </style:style>
    <style:style style:name="P10" style:family="paragraph" style:parent-style-name="Text_20_body">
      <style:text-properties officeooo:rsid="0014de8c" officeooo:paragraph-rsid="0016cfef"/>
    </style:style>
    <style:style style:name="P11" style:family="paragraph" style:parent-style-name="Text_20_body">
      <style:text-properties officeooo:rsid="0016cfef" officeooo:paragraph-rsid="0016cfef"/>
    </style:style>
    <style:style style:name="P12" style:family="paragraph" style:parent-style-name="Text_20_body">
      <style:text-properties officeooo:rsid="0016cfef" officeooo:paragraph-rsid="00183fa8"/>
    </style:style>
    <style:style style:name="P13" style:family="paragraph" style:parent-style-name="Text_20_body">
      <style:text-properties officeooo:rsid="00183fa8" officeooo:paragraph-rsid="00183fa8"/>
    </style:style>
    <style:style style:name="P14" style:family="paragraph" style:parent-style-name="Text_20_body">
      <style:paragraph-properties fo:margin-left="0cm" fo:margin-right="1cm" fo:text-indent="0cm" style:auto-text-indent="false"/>
      <style:text-properties officeooo:rsid="0012b1f8" officeooo:paragraph-rsid="0012b1f8"/>
    </style:style>
    <style:style style:name="P15" style:family="paragraph" style:parent-style-name="Text_20_body">
      <style:paragraph-properties fo:margin-left="0cm" fo:margin-right="1cm" fo:text-indent="0cm" style:auto-text-indent="false" fo:break-before="page"/>
      <style:text-properties officeooo:rsid="0012b1f8" officeooo:paragraph-rsid="0012b1f8"/>
    </style:style>
    <style:style style:name="P16" style:family="paragraph" style:parent-style-name="Text_20_body">
      <style:paragraph-properties fo:break-before="page"/>
      <style:text-properties officeooo:rsid="0016cfef" officeooo:paragraph-rsid="0016cfef"/>
    </style:style>
    <style:style style:name="P17" style:family="paragraph" style:parent-style-name="Heading_20_1">
      <style:text-properties officeooo:rsid="00109a8f" officeooo:paragraph-rsid="00109a8f"/>
    </style:style>
    <style:style style:name="P18" style:family="paragraph" style:parent-style-name="Heading_20_1">
      <style:text-properties officeooo:paragraph-rsid="00126ff4"/>
    </style:style>
    <style:style style:name="P19" style:family="paragraph" style:parent-style-name="Heading_20_1">
      <style:text-properties officeooo:paragraph-rsid="0014de8c"/>
    </style:style>
    <style:style style:name="P20" style:family="paragraph" style:parent-style-name="Quotations">
      <style:text-properties officeooo:paragraph-rsid="00121faa"/>
    </style:style>
    <style:style style:name="P21" style:family="paragraph" style:parent-style-name="Quotations">
      <style:text-properties officeooo:rsid="00121faa" officeooo:paragraph-rsid="00121faa"/>
    </style:style>
    <style:style style:name="P22" style:family="paragraph" style:parent-style-name="Quotations">
      <style:text-properties officeooo:rsid="00121faa" officeooo:paragraph-rsid="0012b1f8"/>
    </style:style>
    <style:style style:name="P23" style:family="paragraph" style:parent-style-name="Quotations">
      <style:text-properties officeooo:rsid="00121faa" officeooo:paragraph-rsid="0014de8c"/>
    </style:style>
    <style:style style:name="P24" style:family="paragraph" style:parent-style-name="Quotations">
      <style:text-properties officeooo:rsid="0012b1f8" officeooo:paragraph-rsid="0012b1f8"/>
    </style:style>
    <style:style style:name="P25" style:family="paragraph" style:parent-style-name="Quotations">
      <style:text-properties officeooo:paragraph-rsid="0012b1f8"/>
    </style:style>
    <style:style style:name="P26" style:family="paragraph" style:parent-style-name="Quotations">
      <style:text-properties officeooo:rsid="0014de8c" officeooo:paragraph-rsid="0014de8c"/>
    </style:style>
    <style:style style:name="P27" style:family="paragraph" style:parent-style-name="Quotations">
      <style:text-properties officeooo:rsid="0016cfef" officeooo:paragraph-rsid="0016cfef"/>
    </style:style>
    <style:style style:name="P28" style:family="paragraph" style:parent-style-name="Quotations">
      <style:text-properties officeooo:rsid="0016cfef" officeooo:paragraph-rsid="00183fa8"/>
    </style:style>
    <style:style style:name="P29" style:family="paragraph" style:parent-style-name="Quotations">
      <style:text-properties officeooo:paragraph-rsid="0016cfef"/>
    </style:style>
    <style:style style:name="P30" style:family="paragraph" style:parent-style-name="Quotations">
      <style:text-properties officeooo:paragraph-rsid="00183fa8"/>
    </style:style>
    <style:style style:name="P31" style:family="paragraph" style:parent-style-name="Quotations">
      <style:paragraph-properties fo:margin-left="0cm" fo:margin-right="1cm" fo:text-indent="0cm" style:auto-text-indent="false"/>
      <style:text-properties officeooo:rsid="0014de8c" officeooo:paragraph-rsid="0014de8c"/>
    </style:style>
    <style:style style:name="T1" style:family="text">
      <style:text-properties officeooo:rsid="001091de"/>
    </style:style>
    <style:style style:name="T2" style:family="text">
      <style:text-properties officeooo:rsid="00109a8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21faa"/>
    </style:style>
    <style:style style:name="T5" style:family="text">
      <style:text-properties officeooo:rsid="00126ff4"/>
    </style:style>
    <style:style style:name="T6" style:family="text">
      <style:text-properties officeooo:rsid="0012b1f8"/>
    </style:style>
    <style:style style:name="T7" style:family="text">
      <style:text-properties officeooo:rsid="0014de8c"/>
    </style:style>
    <style:style style:name="T8" style:family="text">
      <style:text-properties officeooo:rsid="0016cfef"/>
    </style:style>
    <style:style style:name="T9" style:family="text">
      <style:text-properties officeooo:rsid="00183f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Guía de i</text:span>nstalación</text:p>
      <text:p text:style-name="P1"/>
      <text:p text:style-name="P3">Partiremos de un directorio vacío donde reuniremos todos los ficheros necesarios para la instalación y funcionamiento. $WORKFOLDER a partir de ahora.</text:p>
      <text:h text:style-name="P18" text:outline-level="1">Mongo<text:span text:style-name="T2">DB</text:span></text:h>
      <text:p text:style-name="Standard">Empezaremos levantando nuestro servicio de persistencia MongoDB.</text:p>
      <text:p text:style-name="Standard"/>
      <text:p text:style-name="Quotations"><text:span text:style-name="T2">&gt; </text:span>cd $WORKFOLDER</text:p>
      <text:p text:style-name="P8"><text:span text:style-name="T6"># Descargamos repositorio</text:span></text:p>
      <text:p text:style-name="Quotations"><text:span text:style-name="T2">&gt; </text:span>git clone <text:a xlink:type="simple" xlink:href="https://github.com/Koski84/PT10_MongoDocker.git" text:style-name="Internet_20_link" text:visited-style-name="Visited_20_Internet_20_Link">https://github.com/Koski84/PT10_MongoDocker.git</text:a></text:p>
      <text:p text:style-name="Quotations"><text:span text:style-name="T2">&gt; </text:span>cd PT10_MongoDocker/</text:p>
      <text:p text:style-name="Text_20_body"><text:span text:style-name="T6"># </text:span>Construimos y levantamos im<text:span text:style-name="T6">a</text:span>gen docker</text:p>
      <text:p text:style-name="Quotations"><text:span text:style-name="T2">&gt; </text:span>docker build -t pt10_mongo:<text:span text:style-name="T1">4.2.3</text:span> .</text:p>
      <text:p text:style-name="Quotations"><text:span text:style-name="T2">&gt; </text:span>docker run --name <text:span text:style-name="T2">pt10_mongo</text:span> -p 27017-27019:27017-27019 --restart=always -e MONGO_INITDB_DATABASE=pt10 -d pt10_mongo:<text:span text:style-name="T2">4.2.3</text:span></text:p>
      <text:p text:style-name="P4"/>
      <text:p text:style-name="P4"><text:span text:style-name="T2">Con esto ya tendremos el servidor MongoDB levantado:</text:span></text:p>
      <text:p text:style-name="P2"/>
      <text:p text:style-name="P3"><text:span text:style-name="T3">DB:</text:span> pt10</text:p>
      <text:p text:style-name="P3"><text:span text:style-name="T3">Collection:</text:span> adverts</text:p>
      <text:p text:style-name="P3"/>
      <text:p text:style-name="P3">La colección incial incluye la información que se proporcionó de prueba y algunos anuncios adicionales.</text:p>
      <text:p text:style-name="P3"/>
      <text:h text:style-name="P17" text:outline-level="1">Apache Kafka</text:h>
      <text:p text:style-name="P5">Para la prueba, levantaremos un cluster de Kafka sencillo, de un solo Zookeeper y un solo Broker, con el fin de facilitar la instalación de la solución.</text:p>
      <text:p text:style-name="P5"/>
      <text:p text:style-name="P21"><text:span text:style-name="T2">&gt; </text:span>cd $WORKFOLDER</text:p>
      <text:p text:style-name="P7"><text:span text:style-name="T6"># Descargamos y extraemos Apache Kafka</text:span></text:p>
      <text:p text:style-name="P20">&gt; curl -O <text:a xlink:type="simple" xlink:href="http://apache.uvigo.es/kafka/2.4.0/kafka_2.12-2.4.0.tgz" text:style-name="Internet_20_link" text:visited-style-name="Visited_20_Internet_20_Link">http://apache.uvigo.es/kafka/2.4.0/kafka_2.12-2.4.0.tgz</text:a></text:p>
      <text:p text:style-name="P21">&gt; tar xvzf kafka_2.12-2.4.0.tgz</text:p>
      <text:p text:style-name="P22"><text:span text:style-name="T5">&gt; </text:span>cd kafka_2.12-2.4.0/</text:p>
      <text:p text:style-name="P14"/>
      <text:p text:style-name="P15"># Iniciamos Zookeeper</text:p>
      <text:p text:style-name="P24">&gt; sh bin/zookeeper-server-start.sh config/zookeeper.properties &amp;</text:p>
      <text:p text:style-name="P14"># Iniciamos Broker</text:p>
      <text:p text:style-name="Quotations">&gt; sh bin/kafka-server-start.sh config/server.properties &amp;</text:p>
      <text:p text:style-name="P14"># Creamos topic</text:p>
      <text:p text:style-name="P25">&gt; sh bin/kafka-topics.sh --create --topic new_advert --bootstrap-server localhost:9092</text:p>
      <text:p text:style-name="P31"/>
      <text:p text:style-name="Standard">Apache Kafka listo.</text:p>
      <text:p text:style-name="Standard"/>
      <text:h text:style-name="P19" text:outline-level="1"><text:span text:style-name="T7">Resto de módulos Node.js</text:span></text:h>
      <text:p text:style-name="P23"><text:span text:style-name="T7">&gt; </text:span>cd $WORKFOLDER</text:p>
      <text:p text:style-name="P9"><text:span text:style-name="T6"># Descargamos </text:span>fuentes</text:p>
      <text:p text:style-name="Quotations">&gt; git clone <text:a xlink:type="simple" xlink:href="https://github.com/Koski84/ScoringService.git" text:style-name="Internet_20_link" text:visited-style-name="Visited_20_Internet_20_Link">https://github.com/Koski84/ScoringService.git</text:a></text:p>
      <text:p text:style-name="P26">&gt; git clone <text:a xlink:type="simple" xlink:href="https://github.com/Koski84/QueryService.git" text:style-name="Internet_20_link" text:visited-style-name="Visited_20_Internet_20_Link">https://github.com/Koski84/QueryService.git</text:a></text:p>
      <text:p text:style-name="P26">&gt; git clone <text:a xlink:type="simple" xlink:href="https://github.com/Koski84/CommandService.git" text:style-name="Internet_20_link" text:visited-style-name="Visited_20_Internet_20_Link">https://github.com/Koski84/CommandService.git</text:a></text:p>
      <text:p text:style-name="P27">&gt; git clone <text:a xlink:type="simple" xlink:href="https://github.com/Koski84/KafkaSinkToMongo.git" text:style-name="Internet_20_link" text:visited-style-name="Visited_20_Internet_20_Link">https://github.com/Koski84/KafkaSinkToMongo.git</text:a></text:p>
      <text:p text:style-name="P10"/>
      <text:p text:style-name="P10"><text:span text:style-name="T6"># Instalamos dependencias e iniciamos cada uno de los módulos </text:span></text:p>
      <text:p text:style-name="P13"/>
      <text:p text:style-name="P13"># Mi recomendación es iniciar cada uno de los siguientes cuatro módulos en un terminal</text:p>
      <text:p text:style-name="P13"># diferente. De esta forma podrán observarse más fácilmente los mensajes de consola que</text:p>
      <text:p text:style-name="P13"># muestra cada uno de ellos.</text:p>
      <text:p text:style-name="P13"/>
      <text:p text:style-name="P11"># ScoringService</text:p>
      <text:p text:style-name="P30">&gt; cd <text:span text:style-name="T4">$WORKFOLDER/</text:span>ScoringService/</text:p>
      <text:p text:style-name="P29">&gt; <text:span text:style-name="T8">npm install</text:span></text:p>
      <text:p text:style-name="P27">&gt; npm run test</text:p>
      <text:p text:style-name="P27">&gt; node index.js</text:p>
      <text:p text:style-name="P11"/>
      <text:p text:style-name="P16"># CommandService</text:p>
      <text:p text:style-name="P30">&gt; cd <text:span text:style-name="T4">$WORKFOLDER/</text:span>CommandService/</text:p>
      <text:p text:style-name="P29">&gt; <text:span text:style-name="T8">npm install</text:span></text:p>
      <text:p text:style-name="P27">&gt; node index.js</text:p>
      <text:p text:style-name="P12"># <text:span text:style-name="T9">KafkaSinkToMongo</text:span></text:p>
      <text:p text:style-name="P30"><text:span text:style-name="T9">&gt; </text:span>cd <text:span text:style-name="T4">$WORKFOLDER/</text:span>KafkaSinkToMongo/</text:p>
      <text:p text:style-name="P30">&gt; <text:span text:style-name="T8">npm install</text:span></text:p>
      <text:p text:style-name="P28">&gt; node index.js</text:p>
      <text:p text:style-name="P12"># <text:span text:style-name="T9">QueryService</text:span></text:p>
      <text:p text:style-name="P28"><text:span text:style-name="T9">&gt; </text:span>cd $WORKFOLDER/QueryService/</text:p>
      <text:p text:style-name="P30">&gt; <text:span text:style-name="T8">npm install</text:span></text:p>
      <text:p text:style-name="P28">&gt; node index.js</text:p>
      <text:p text:style-name="P28"/>
      <text:p text:style-name="Standard">Y con <text:span text:style-name="T9">esto ya estaría todo levantado. A partir de ahora pueden realizarse las peticiones que se encuentran en la colección de Postman proporcionada o realizar las pruebas que se os ocurran.</text:span></text:p>
      <text:p text:style-name="Standard"/>
      <text:p text:style-name="P6">Espero que os gust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color="#00a65d" fo:font-size="13pt" style:font-size-asian="13pt" style:font-size-complex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5c2d91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color="#5c2d91"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cm" fo:margin-bottom="0.499cm" loext:contextual-spacing="false" fo:text-indent="0cm" style:auto-text-indent="false" style:page-number="auto"/>
      <style:text-properties fo:color="#666666" style:font-name="FreeMono" fo:font-family="FreeMono" style:font-style-name="Regular" style:font-family-generic="modern" style:font-pitch="fixed" fo:font-size="10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23:09:57.195897455</meta:creation-date>
    <dc:date>2020-02-27T00:48:27.128310152</dc:date>
    <meta:editing-duration>PT32M5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335" meta:character-count="2438" meta:non-whitespace-character-count="2166"/>
  </office:meta>
</office:document-meta>
</file>